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BE6BBE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69EB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0BE695F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1" office:value-type="string">
            <text:p>0xBE73FE</text:p>
          </table:table-cell>
          <table:table-cell table:style-name="ce42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19F</text:p>
          </table:table-cell>
          <table:table-cell table:style-name="ce42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 office:value-type="string">
            <text:p>0xBE722B</text:p>
          </table:table-cell>
          <table:table-cell table:style-name="ce42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1" office:value-type="string">
            <text:p>byte</text:p>
          </table:table-cell>
          <table:table-cell table:style-name="ce43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 table:style-name="ce31"/>
          <table:table-cell table:style-name="ce42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2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2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2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2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2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2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2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2"/>
          <table:table-cell table:number-columns-repeated="1021"/>
        </table:table-row>
        <table:table-row table:style-name="ro1">
          <table:table-cell table:style-name="ce9"/>
          <table:table-cell table:style-name="ce33" office:value-type="string">
            <text:p>10010800</text:p>
          </table:table-cell>
          <table:table-cell table:style-name="ce42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2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2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2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2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2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2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2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2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2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2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2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2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2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2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2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2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2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2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2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2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2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2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2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4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4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5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6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6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0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8"/>
          <table:table-cell table:style-name="ce45"/>
          <table:table-cell table:style-name="ce38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0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8</text:p>
          </table:table-cell>
          <table:table-cell table:style-name="ce19" office:value-type="string">
            <text:p>Number of (other) entit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9" office:value-type="string">
            <text:p>pointer to structure of (some) apparent entities (loaded and unloaded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39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39"/>
          <table:table-cell table:style-name="ce35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35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39" office:value-type="string">
            <text:p>+0x0054</text:p>
          </table:table-cell>
          <table:table-cell table:style-name="ce35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0</text:p>
          </table:table-cell>
          <table:table-cell table:style-name="ce35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39"/>
          <table:table-cell table:style-name="ce39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C8</text:p>
          </table:table-cell>
          <table:table-cell table:style-name="ce35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0</text:p>
          </table:table-cell>
          <table:table-cell table:style-name="ce35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4</text:p>
          </table:table-cell>
          <table:table-cell table:style-name="ce35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D8</text:p>
          </table:table-cell>
          <table:table-cell table:style-name="ce35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39" office:value-type="string">
            <text:p>+0x00E4</text:p>
          </table:table-cell>
          <table:table-cell table:style-name="ce35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35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3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0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4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1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1" office:value-type="string">
            <text:p>0x13A466C</text:p>
          </table:table-cell>
          <table:table-cell table:style-name="ce42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1" office:value-type="string">
            <text:p>0x13A882C</text:p>
          </table:table-cell>
          <table:table-cell table:style-name="ce42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2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2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4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2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8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0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 table:number-rows-repeated="104714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2017-09-01</text:date>, <text:time>13:1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01T13:14:59.47</dc:date>
    <meta:editing-duration>P15DT23H14M41S</meta:editing-duration>
    <meta:editing-cycles>579</meta:editing-cycles>
    <meta:generator>OpenOffice/4.1.1$Win32 OpenOffice.org_project/411m6$Build-9775</meta:generator>
    <meta:document-statistic meta:table-count="12" meta:cell-count="4328" meta:object-count="0"/>
  </office:meta>
</office:document-meta>
</file>